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.broadcastEven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generateItemSaxFragment( ContentHandler contentHandler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leanField.readFromRequest( FormContext form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leanField.BooleanField( BooleanField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Field.setValue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ooleanField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remove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Field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setValidationError( Valida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.getXML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